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00000003BE557FD67C.png"/>
  <manifest:file-entry manifest:media-type="image/png" manifest:full-path="Pictures/1000020100000330000002137E8D83EF.png"/>
  <manifest:file-entry manifest:media-type="" manifest:full-path="Pictures/2000000D0000044D0000044D7B9A8B55.svm"/>
  <manifest:file-entry manifest:media-type="" manifest:full-path="Pictures/20000013000004E3000004E3677525F4.svm"/>
  <manifest:file-entry manifest:media-type="image/png" manifest:full-path="Pictures/10000201000005180000033E252E1539.png"/>
  <manifest:file-entry manifest:media-type="" manifest:full-path="Pictures/200000190000044D0000044D0D2910BD.svm"/>
  <manifest:file-entry manifest:media-type="" manifest:full-path="Pictures/2000000D0000044D0000044D88EC4053.svm"/>
  <manifest:file-entry manifest:media-type="" manifest:full-path="Pictures/200000190000044D0000044D1A1A06AC.svm"/>
  <manifest:file-entry manifest:media-type="" manifest:full-path="Pictures/200000C40000125D00000F9294A1D933.svm"/>
  <manifest:file-entry manifest:media-type="" manifest:full-path="Pictures/200000190000044D0000044D969915EE.svm"/>
  <manifest:file-entry manifest:media-type="" manifest:full-path="Pictures/200000190000044D0000044DFB746432.svm"/>
  <manifest:file-entry manifest:media-type="" manifest:full-path="Pictures/200003BB000023C000001B352092A7ED.svm"/>
  <manifest:file-entry manifest:media-type="image/png" manifest:full-path="Pictures/10000201000007E8000005CE82ED223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etBrainsMono" svg:font-family="JetBrainsMono"/>
    <style:font-face style:name="OpenSymbol" svg:font-family="OpenSymbol"/>
    <style:font-face style:name="Dotrice" svg:font-family="Dotrice" style:font-adornments="Standard" style:font-pitch="variable"/>
    <style:font-face style:name="JetBrains Mono1" svg:font-family="'JetBrains Mono'" style:font-adornments="Fett" style:font-pitch="variable"/>
    <style:font-face style:name="JetBrains Mono" svg:font-family="'JetBrains Mono'" style:font-adornments="Standard"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automatic-styles>
    <style:style style:name="Tabelle2" style:family="table">
      <style:table-properties style:width="17.016cm" fo:margin-left="0cm" fo:margin-right="-0.016cm" fo:break-before="auto" fo:break-after="auto" table:align="margins"/>
    </style:style>
    <style:style style:name="Tabelle2.A" style:family="table-column">
      <style:table-column-properties style:column-width="2.154cm" style:rel-column-width="8294*"/>
    </style:style>
    <style:style style:name="Tabelle2.B" style:family="table-column">
      <style:table-column-properties style:column-width="1.111cm" style:rel-column-width="4279*"/>
    </style:style>
    <style:style style:name="Tabelle2.C" style:family="table-column">
      <style:table-column-properties style:column-width="1.381cm" style:rel-column-width="5319*"/>
    </style:style>
    <style:style style:name="Tabelle2.D" style:family="table-column">
      <style:table-column-properties style:column-width="1.686cm" style:rel-column-width="6494*"/>
    </style:style>
    <style:style style:name="Tabelle2.E" style:family="table-column">
      <style:table-column-properties style:column-width="10.684cm" style:rel-column-width="41149*"/>
    </style:style>
    <style:style style:name="Tabelle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2.E1" style:family="table-cell">
      <style:table-cell-properties fo:background-color="#b2b2b2"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1.D1" style:family="table-cell">
      <style:table-cell-properties fo:background-color="#b2b2b2" fo:padding="0.097cm" fo:border="0.002cm solid #000000">
        <style:background-image/>
      </style:table-cell-properties>
    </style:style>
    <style:style style:name="Tabelle1.A2" style:family="table-cell">
      <style:table-cell-properties style:vertical-align="" fo:padding="0.097cm" fo:border-left="0.002cm solid #000000" fo:border-right="none" fo:border-top="none" fo:border-bottom="0.002cm solid #000000"/>
    </style:style>
    <style:style style:name="Tabelle1.B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3.C1" style:family="table-cell">
      <style:table-cell-properties fo:background-color="#b2b2b2"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3.C5"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text-properties fo:language="en" fo:country="US"/>
    </style:style>
    <style:style style:name="P2" style:family="paragraph" style:parent-style-name="Text_20_body">
      <style:paragraph-properties fo:text-align="start" style:justify-single-word="false"/>
      <style:text-properties style:font-name="JetBrainsMono" fo:font-size="10pt" fo:language="en" fo:country="US"/>
    </style:style>
    <style:style style:name="P3" style:family="paragraph" style:parent-style-name="Text_20_body">
      <style:text-properties fo:language="en" fo:country="US"/>
    </style:style>
    <style:style style:name="P4" style:family="paragraph" style:parent-style-name="Table_20_Heading">
      <style:paragraph-properties fo:text-align="start" style:justify-single-word="false"/>
      <style:text-properties fo:language="en" fo:country="US"/>
    </style:style>
    <style:style style:name="P5" style:family="paragraph" style:parent-style-name="Table_20_Heading">
      <style:paragraph-properties fo:text-align="start" style:justify-single-word="false"/>
    </style:style>
    <style:style style:name="P6" style:family="paragraph" style:parent-style-name="Table_20_Contents">
      <style:paragraph-properties fo:text-align="start" style:justify-single-word="false"/>
      <style:text-properties fo:language="en" fo:country="US"/>
    </style:style>
    <style:style style:name="P7" style:family="paragraph" style:parent-style-name="Table_20_Contents">
      <style:paragraph-properties fo:text-align="start" style:justify-single-word="false"/>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text-align="start" style:justify-single-word="false"/>
      <style:text-properties fo:language="en" fo:country="US"/>
    </style:style>
    <style:style style:name="P11" style:family="paragraph" style:parent-style-name="Standard">
      <style:text-properties fo:color="#808080" fo:language="en" fo:country="US"/>
    </style:style>
    <style:style style:name="P12" style:family="paragraph" style:parent-style-name="Standard">
      <style:paragraph-properties fo:text-align="start" style:justify-single-word="false"/>
    </style:style>
    <style:style style:name="P13" style:family="paragraph" style:parent-style-name="Standard">
      <style:paragraph-properties fo:keep-with-next="always"/>
      <style:text-properties fo:language="en" fo:country="US"/>
    </style:style>
    <style:style style:name="P14" style:family="paragraph" style:parent-style-name="Grafik" style:master-page-name="">
      <style:paragraph-properties style:page-number="auto"/>
      <style:text-properties fo:language="en" fo:country="US"/>
    </style:style>
    <style:style style:name="P15" style:family="paragraph" style:parent-style-name="Grafik" style:master-page-name="">
      <style:paragraph-properties fo:orphans="0" fo:widows="0" style:page-number="auto" fo:keep-with-next="auto"/>
      <style:text-properties fo:language="en" fo:country="US"/>
    </style:style>
    <style:style style:name="P16" style:family="paragraph" style:parent-style-name="Grafik" style:master-page-name="">
      <style:paragraph-properties fo:orphans="0" fo:widows="0" style:page-number="auto" fo:keep-with-next="auto">
        <style:tab-stops/>
      </style:paragraph-properties>
      <style:text-properties fo:language="en" fo:country="US"/>
    </style:style>
    <style:style style:name="P17" style:family="paragraph" style:parent-style-name="Grafik">
      <style:paragraph-properties fo:keep-with-next="auto"/>
      <style:text-properties fo:language="en" fo:country="US"/>
    </style:style>
    <style:style style:name="P18" style:family="paragraph" style:parent-style-name="Titelbild">
      <style:text-properties fo:language="en" fo:country="US"/>
    </style:style>
    <style:style style:name="P19" style:family="paragraph" style:parent-style-name="Titelbild">
      <style:text-properties fo:color="#808080" fo:font-size="9pt" fo:language="en" fo:country="US" style:font-size-asian="9pt" style:font-size-complex="9pt"/>
    </style:style>
    <style:style style:name="P20" style:family="paragraph" style:parent-style-name="Contents_20_Heading">
      <style:paragraph-properties fo:break-before="page"/>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1">
      <style:paragraph-properties>
        <style:tab-stops>
          <style:tab-stop style:position="17.761cm" style:type="right" style:leader-style="dotted" style:leader-text="."/>
        </style:tab-stops>
      </style:paragraph-properties>
    </style:style>
    <style:style style:name="P23" style:family="paragraph" style:parent-style-name="Standard" style:list-style-name="L1"/>
    <style:style style:name="P24" style:family="paragraph" style:parent-style-name="Standard" style:list-style-name="L1">
      <style:paragraph-properties fo:text-align="start" style:justify-single-word="false"/>
    </style:style>
    <style:style style:name="P25" style:family="paragraph" style:parent-style-name="Standard" style:list-style-name="L2">
      <style:text-properties fo:language="en" fo:country="US"/>
    </style:style>
    <style:style style:name="P26" style:family="paragraph" style:parent-style-name="Standard" style:list-style-name="L3">
      <style:text-properties fo:language="en" fo:country="US"/>
    </style:style>
    <style:style style:name="P27" style:family="paragraph" style:parent-style-name="Standard" style:list-style-name="L4">
      <style:text-properties fo:language="en" fo:country="US"/>
    </style:style>
    <style:style style:name="P28" style:family="paragraph" style:parent-style-name="Standard" style:list-style-name="L5">
      <style:text-properties fo:language="en" fo:country="US"/>
    </style:style>
    <style:style style:name="P29" style:family="paragraph" style:parent-style-name="Standard" style:list-style-name="L6">
      <style:text-properties fo:language="en" fo:country="US"/>
    </style:style>
    <style:style style:name="P30" style:family="paragraph" style:parent-style-name="Standard" style:list-style-name="L7">
      <style:text-properties fo:language="en" fo:country="US"/>
    </style:style>
    <style:style style:name="P31" style:family="paragraph" style:parent-style-name="Standard" style:list-style-name="L8">
      <style:text-properties fo:language="en" fo:country="US"/>
    </style:style>
    <style:style style:name="P32" style:family="paragraph" style:parent-style-name="Standard" style:list-style-name="L8"/>
    <style:style style:name="P33" style:family="paragraph" style:parent-style-name="Standard" style:list-style-name="L4" style:master-page-name="">
      <style:paragraph-properties style:page-number="auto" fo:padding="0cm" fo:border="none" style:shadow="none" style:join-border="false"/>
      <style:text-properties fo:language="en" fo:country="US"/>
    </style:style>
    <style:style style:name="P34" style:family="paragraph" style:parent-style-name="Standard" style:list-style-name="L4">
      <style:paragraph-properties fo:padding="0.074cm" fo:border-left="none" fo:border-right="none" fo:border-top="none" fo:border-bottom="0.002cm solid #000000" style:join-border="false"/>
      <style:text-properties fo:language="en" fo:country="US"/>
    </style:style>
    <style:style style:name="P35" style:family="paragraph" style:parent-style-name="Standard" style:list-style-name="L4">
      <style:paragraph-properties fo:padding="0cm" fo:border="none" style:shadow="none" style:join-border="false"/>
      <style:text-properties fo:language="en" fo:country="US"/>
    </style:style>
    <style:style style:name="P36" style:family="paragraph" style:parent-style-name="Heading_20_2">
      <style:text-properties fo:language="en" fo:country="US"/>
    </style:style>
    <style:style style:name="P37" style:family="paragraph" style:parent-style-name="Heading_20_2">
      <style:paragraph-properties fo:margin-top="0.3cm" fo:margin-bottom="0.3cm" fo:text-align="justify" style:justify-single-word="false" fo:orphans="2" fo:widows="2" fo:hyphenation-ladder-count="no-limit" fo:keep-with-next="always"/>
      <style:text-properties fo:language="en" fo:country="US" fo:hyphenate="true" fo:hyphenation-remain-char-count="2" fo:hyphenation-push-char-count="2"/>
    </style:style>
    <style:style style:name="P38" style:family="paragraph" style:parent-style-name="Heading_20_1">
      <style:text-properties fo:language="en" fo:country="US"/>
    </style:style>
    <style:style style:name="P39" style:family="paragraph" style:parent-style-name="Heading_20_1">
      <style:paragraph-properties fo:break-before="page"/>
      <style:text-properties fo:language="en" fo:country="US"/>
    </style:style>
    <style:style style:name="T1" style:family="text">
      <style:text-properties fo:language="en" fo:country="US"/>
    </style:style>
    <style:style style:name="T2" style:family="text">
      <style:text-properties style:text-position="sub 5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VEGA ***</text:p>
      <text:p text:style-name="P9">A strategy game for 2-6 players</text:p>
      <text:p text:style-name="P9">(C) 1989-2023 Michael Schweitzer</text:p>
      <text:p text:style-name="P18"/>
      <text:p text:style-name="P19">VEGA <text:s text:c="12"/>` <text:s text:c="4"/>` <text:s text:c="3"/>` <text:s text:c="3"/>` <text:s text:c="5"/>` <text:s text:c="3"/>` <text:s text:c="3"/>` <text:s text:c="3"/>` <text:s/>` <text:s text:c="2"/>` </text:p>
      <text:p text:style-name="P19"><text:s/>` <text:s text:c="2"/>` <text:s text:c="3"/>` <text:s text:c="4"/>` <text:s text:c="10"/>` <text:s text:c="10"/>` <text:s text:c="8"/>` <text:s text:c="9"/>jj.wwg@#@4k. <text:s/></text:p>
      <text:p text:style-name="P19"><text:s text:c="18"/>` <text:s text:c="3"/>` <text:s text:c="8"/>` <text:s text:c="10"/>` <text:s text:c="8"/>.,;!'` Qyxsj#@Qm </text:p>
      <text:p text:style-name="P19">` <text:s text:c="4"/>` <text:s text:c="3"/>` <text:s text:c="2"/>` <text:s text:c="28"/>` <text:s text:c="4"/>.j!''`.` `..Q@$h$$@` </text:p>
      <text:p text:style-name="P19"><text:s text:c="5"/>` <text:s text:c="3"/>` <text:s text:c="4"/>` ` <text:s text:c="3"/>` <text:s text:c="3"/>` <text:s text:c="3"/>` <text:s text:c="5"/>` <text:s text:c="4"/>`..!|:. jJ"^s, `..7@$$Qk </text:p>
      <text:p text:style-name="P19"><text:s/>` <text:s text:c="42"/>.z|`.``..b.jaoud,..j.7Qk <text:s text:c="2"/>` </text:p>
      <text:p text:style-name="P19"><text:s text:c="15"/>` <text:s/>` <text:s text:c="3"/>` <text:s text:c="3"/>` <text:s text:c="3"/>` <text:s text:c="7"/>..T;::..``..pJ$Xoooa :!xgk <text:s text:c="2"/>` </text:p>
      <text:p text:style-name="P19">` <text:s text:c="3"/>` <text:s text:c="3"/>` <text:s text:c="5"/>` <text:s text:c="15"/>.jj, <text:s/>.jl:``````````3yqSooo3.vzwt </text:p>
      <text:p text:style-name="P19"><text:s text:c="6"/>` <text:s text:c="17"/>` <text:s text:c="3"/>..g@@@@@ggl:''`'`''`'''`'.=&amp;gwZvoa2` </text:p>
      <text:p text:style-name="P19"><text:s/>` <text:s text:c="8"/>` <text:s text:c="2"/>` <text:s/>` <text:s text:c="3"/>` <text:s text:c="3"/>j2@@###$#$g@.:::'`'':'':'`:':::jxogP </text:p>
      <text:p text:style-name="P19"><text:s text:c="5"/>` <text:s text:c="3"/>` <text:s text:c="4"/>` <text:s text:c="6"/>` .@@@X$$$$@g8l:;''':''::''`'':::!uxq@l </text:p>
      <text:p text:style-name="P19">` <text:s text:c="15"/>` <text:s text:c="5"/>j2@@$$qg#@gMu:::'::':':!''`':`::jxqpl <text:s text:c="11"/>` </text:p>
      <text:p text:style-name="P19"><text:s text:c="5"/>` <text:s text:c="4"/>` <text:s text:c="2"/>` <text:s text:c="6"/>.@@QgpP` <text:s/>.k||!:::::':':::`:.::jxq2n <text:s/>` <text:s text:c="9"/>` </text:p>
      <text:p text:style-name="P19"><text:s/>` <text:s text:c="7"/>` <text:s text:c="6"/>` <text:s/>.2@@@P` <text:s text:c="3"/>jCv|,,,!::::::```:.jxzwH` <text:s text:c="5"/>` <text:s text:c="2"/>` </text:p>
      <text:p text:style-name="P19"><text:s text:c="5"/>` <text:s text:c="8"/>` <text:s/>` .@@@l <text:s text:c="5"/>Jn||i!,,!!:`:`.::j|agZF </text:p>
      <text:p text:style-name="P19">` <text:s text:c="17"/>.@R <text:s text:c="7"/>jox||i,,::;:::!j2@#@E <text:s text:c="3"/>` </text:p>
      <text:p text:style-name="P19"><text:s text:c="5"/>` <text:s text:c="3"/>` <text:s text:c="3"/>` ` = ..jjjj, jpvxxx"xvvxxcsj@@$$pQI ` </text:p>
      <text:p text:style-name="P19"><text:s/>` <text:s text:c="8"/>` `` <text:s/>j.qgpRsjuz|Yg.5paojaagpA^@@$XX#g@t <text:s text:c="2"/>` </text:p>
      <text:p text:style-name="P19"><text:s text:c="5"/>` ` <text:s text:c="6"/>.q#Q8xzgpT <text:s text:c="4"/>4.3PT=' <text:s text:c="3"/>.@$h#$@@t <text:s text:c="4"/>` <text:s text:c="16"/>` </text:p>
      <text:p text:style-name="P19">` <text:s text:c="9"/>` .@@@@sJo2l <text:s text:c="5"/>.im <text:s text:c="6"/>.@$$#$@@P <text:s text:c="8"/>` </text:p>
      <text:p text:style-name="P19"><text:s text:c="5"/>` ` <text:s text:c="2"/>.@$@gE.nuF <text:s text:c="4"/>..5!jk <text:s text:c="4"/>.@###p@@l <text:s text:c="2"/>` <text:s text:c="4"/>` <text:s text:c="11"/>` </text:p>
      <text:p text:style-name="P19"><text:s/>` <text:s text:c="5"/>` .@@$qFjv2` <text:s text:c="2"/>..Zn;:j@ <text:s text:c="2"/>..@$pg@PT <text:s text:c="6"/>` <text:s text:c="10"/>` <text:s text:c="8"/>` </text:p>
      <text:p text:style-name="P19"><text:s text:c="5"/>` <text:s/>.@$eKqk.iZ ..!n!|'ujQm <text:s/>.@@@pPT <text:s text:c="15"/>` </text:p>
      <text:p text:style-name="P19">` <text:s/>` <text:s text:c="2"/>.@@$Xgm.|;:!:|':jz@p@F .@MP` <text:s text:c="4"/>` <text:s/>` ` <text:s text:c="3"/>` <text:s text:c="3"/>` <text:s/>` </text:p>
      <text:p text:style-name="P19"><text:s text:c="2"/>` <text:s text:c="2"/>.@@##Qm `:jjjwW$#pgpP <text:s text:c="17"/>` <text:s text:c="3"/>` </text:p>
      <text:p text:style-name="P19"><text:s text:c="2"/>` <text:s/>.@@kh###D#VyyppogpP` <text:s text:c="2"/>` <text:s text:c="10"/>` <text:s text:c="13"/>` <text:s/>` </text:p>
      <text:p text:style-name="P19">` <text:s text:c="2"/>.@$kh#opV#pppgpHT` <text:s text:c="5"/>` <text:s text:c="3"/>` <text:s text:c="5"/>` <text:s text:c="15"/>` <text:s text:c="8"/>` </text:p>
      <text:p text:style-name="P19"><text:s text:c="3"/>.@$#k3f#gg#H=' <text:s text:c="15"/>` <text:s text:c="10"/>` <text:s text:c="3"/>` <text:s text:c="3"/>` <text:s text:c="2"/>` <text:s text:c="11"/>` <text:s text:c="3"/></text:p>
      <text:p text:style-name="P19"><text:s text:c="3"/>@@$@8PT' <text:s text:c="10"/>` <text:s text:c="4"/>` <text:s text:c="3"/>` <text:s text:c="5"/>` <text:s text:c="15"/>(c) 1989-2023</text:p>
      <text:p text:style-name="P19">` <text:s text:c="13"/>` <text:s/>` <text:s text:c="3"/>` <text:s text:c="20"/>` <text:s text:c="3"/>` <text:s text:c="3"/>Michael Schweitzer</text:p>
      <text:p text:style-name="P11"/>
      <text:p text:style-name="Standard"><text:span text:style-name="T1">I offer VEGA under the </text:span><text:a xlink:type="simple" xlink:href="http://www.gnu.org/licenses/agpl-3.0.de.html" text:style-name="Internet_20_link" text:visited-style-name="Visited_20_Internet_20_Link">GNU Affero General Public License</text:a><text:span text:style-name="T1">. You can find the VEGA source code on </text:span><text:a xlink:type="simple" xlink:href="https://github.com/spielwitz/stern.git" text:style-name="Internet_20_link" text:visited-style-name="Visited_20_Internet_20_Link">GitHub</text:a><text:span text:style-name="T1">. The wording of the license can be found in the source code file "APGL_License.txt". VEGA also uses:</text:span></text:p>
      <text:list xml:id="list1827694124059264839" text:style-name="L1">
        <text:list-item>
          <text:p text:style-name="P23"><text:span text:style-name="T1">GSON, (c) Google: </text:span><text:a xlink:type="simple" xlink:href="https://github.com/google/gson" text:style-name="Internet_20_link" text:visited-style-name="Visited_20_Internet_20_Link">https://github.com/google/gson</text:a><text:span text:style-name="T1">, see the "ApacheLicense-2.0.txt" file in the "src" Github directory.</text:span></text:p>
        </text:list-item>
        <text:list-item>
          <text:p text:style-name="P23"><text:span text:style-name="T1">iText PDF, (c) ITEXT GROUP NV: </text:span><text:a xlink:type="simple" xlink:href="http://www.gnu.org/licenses/agpl-3.0.de.html" text:style-name="Internet_20_link" text:visited-style-name="Visited_20_Internet_20_Link">http://www.gnu.org/licenses/agpl-3.0.de.html</text:a><text:span text:style-name="T1">, see the "APGL_License.txt" file in the "src" Github directory.</text:span></text:p>
        </text:list-item>
        <text:list-item>
          <text:p text:style-name="P23"><text:span text:style-name="T1">"JetBrains Mono" font, (c) JetBrains: </text:span><text:a xlink:type="simple" xlink:href="https://www.jetbrains.com/" text:style-name="Internet_20_link" text:visited-style-name="Visited_20_Internet_20_Link">https://www.jetbrains.com</text:a><text:span text:style-name="T1">, see the "ApacheLicense-2.0.txt" file in the "src" Github directory.</text:span></text:p>
        </text:list-item>
        <text:list-item>
          <text:p text:style-name="P23"><text:span text:style-name="T1">Default Icons: </text:span><text:a xlink:type="simple" xlink:href="http://www.defaulticon.com/" text:style-name="Internet_20_link" text:visited-style-name="Visited_20_Internet_20_Link">http://www.defaulticon.com</text:a><text:span text:style-name="T1">, see the "DefaultIconLicense.txt" file in the "src" Github directory.</text:span></text:p>
        </text:list-item>
        <text:list-item>
          <text:p text:style-name="P24"><text:span text:style-name="T1">FlatLaf, (c) FormDev Software GmbH: </text:span><text:a xlink:type="simple" xlink:href="https://www.formdev.com/flatlaf/" text:style-name="Internet_20_link" text:visited-style-name="Visited_20_Internet_20_Link">https://www.formdev.com/flatlaf/</text:a><text:span text:style-name="T1">, see the "ApacheLicense-2.0.txt" file in the "src" Github directory.</text:span></text:p>
        </text:list-item>
        <text:list-item>
          <text:p text:style-name="P24"><text:span text:style-name="T1">QR Code generator library (Java), (c) Project Nayuki: </text:span><text:a xlink:type="simple" xlink:href="https://www.nayuki.io/page/qr-code-generator-library" text:style-name="Internet_20_link" text:visited-style-name="Visited_20_Internet_20_Link">https://www.nayuki.io/page/qr-code-generator-library</text:a><text:span text:style-name="T1">,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0">Table of contents</text:p>
          </text:index-title>
          <text:p text:style-name="P22">1 Overview<text:tab/>3</text:p>
          <text:p text:style-name="P22">2 Game rules<text:tab/>4</text:p>
          <text:p text:style-name="P21">2.1 Gameplay<text:tab/>4</text:p>
          <text:p text:style-name="P21">2.2 Game board<text:tab/>4</text:p>
          <text:p text:style-name="P21">2.3 Spaceships<text:tab/>4</text:p>
          <text:p text:style-name="P21">2.4 Planets<text:tab/>7</text:p>
          <text:p text:style-name="P21">2.5 Conquer and defend planets<text:tab/>8</text:p>
          <text:p text:style-name="P21">2.6 Alliances<text:tab/>8</text:p>
          <text:p text:style-name="P21">2.7 Visible and invisible information<text:tab/>9</text:p>
          <text:p text:style-name="P21">2.8 Evaluation of the year<text:tab/>9</text:p>
          <text:p text:style-name="P21">2.9 Scoring<text:tab/>10</text:p>
          <text:p text:style-name="P22">3 Game modes<text:tab/>10</text:p>
          <text:p text:style-name="P21">3.1 Hot Seat<text:tab/>10</text:p>
          <text:p text:style-name="P21">3.2 E-mail game<text:tab/>10</text:p>
          <text:p text:style-name="P21">3.3 Server game<text:tab/>10</text:p>
          <text:p text:style-name="P22">4 Operation and settings<text:tab/>11</text:p>
          <text:p text:style-name="P21">4.1 The VEGA screen<text:tab/>11</text:p>
          <text:p text:style-name="P21">4.2 The menu list<text:tab/>12</text:p>
          <text:p text:style-name="P21">4.3 Game parameters<text:tab/>13</text:p>
          <text:p text:style-name="P21">4.4 Main menu<text:tab/>13</text:p>
          <text:p text:style-name="P21">4.5 Entering moves<text:tab/>14</text:p>
          <text:p text:style-name="P22">5 System requirements, installation and execution<text:tab/>15</text:p>
          <text:p text:style-name="P22">6 The VEGA Web server<text:tab/>16</text:p>
          <text:p text:style-name="P22">7 VEGA Display<text:tab/>17</text:p>
          <text:p text:style-name="P22">8 VEGA Server<text:tab/>18</text:p>
          <text:p text:style-name="P21">8.1 Functionality<text:tab/>18</text:p>
          <text:p text:style-name="P21">8.2 Setting up a VEGA Server<text:tab/>18</text:p>
          <text:p text:style-name="P21">8.3 Administrate a VEGA Server<text:tab/>18</text:p>
          <text:p text:style-name="P21">8.4 Create users<text:tab/>19</text:p>
          <text:p text:style-name="P21">8.5 Change users<text:tab/>19</text:p>
          <text:p text:style-name="P21">8.6 Delete users<text:tab/>19</text:p>
          <text:p text:style-name="P21">8.7 Hints for the server admin<text:tab/>19</text:p>
          <text:p text:style-name="P21">8.8 Initiating and playing server-based games<text:tab/>20</text:p>
          <text:p text:style-name="P22">9 VEGA history<text:tab/>20</text:p>
          <text:p text:style-name="P22">10 Final words<text:tab/>22</text:p>
        </text:index-body>
      </text:table-of-content>
      <text:p text:style-name="P8"/>
      <text:h text:style-name="P39" text:outline-level="1"><text:bookmark-start text:name="__RefNumPara__3848_984021074"/>Overview<text:bookmark-end text:name="__RefNumPara__3848_984021074"/></text:h>
      <text:p text:style-name="P14"><draw:frame draw:style-name="fr1" draw:name="Grafik1" text:anchor-type="paragraph" svg:width="17cm" svg:height="12.543cm" draw:z-index="2"><draw:image xlink:href="Pictures/10000201000007E8000005CE82ED223C.png" xlink:type="simple" xlink:show="embed" xlink:actuate="onLoad"/></draw:frame>A VEGA game in full action</text:p>
      <text:p text:style-name="P8">VEGA is a turn-based strategy game for two to six players with a retro 80s look. After all, the game has been around since 1989. Conquer as many planets as possible with your spaceships. Fight alone or form alliances with your fellow players and go on a conquest tour together. You need strategic and diplomatic skills and a bit of luck to assert yourself in space. You have different types of spaceships with special abilities at your disposal. You can expand your planets to increase their production capacity and defense strength. The players who own the most planets at the end of the agreed playing time win.</text:p>
      <text:p text:style-name="P8">You can play VEGA in different ways:</text:p>
      <text:list xml:id="list1306919003707793696" text:style-name="L2">
        <text:list-item>
          <text:p text:style-name="P25">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25">As an e-mail game. The players enter their moves on their own computers and send them by e-mail to the game master, who in turn distributes the evaluation to the players by e-mail.</text:p>
        </text:list-item>
        <text:list-item>
          <text:p text:style-name="P25">As a server game: Set up your own VEGA server to host the games with little effort. The players enter their moves on their own computers and send them to the server, which carries out the evaluations. You can use it to <text:soft-page-break/>host a social LAN party or allow players from all over the world to join a VEGA game.</text:p>
        </text:list-item>
      </text:list>
      <text:p text:style-name="P8">VEGA offers you a tutorial for a quick introduction to the game.</text:p>
      <text:h text:style-name="P38" text:outline-level="1">Game rules</text:h>
      <text:h text:style-name="P36" text:outline-level="2">Gameplay</text:h>
      <text:p text:style-name="P8">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planet production numbers, equip their planets with defensive battleships, and form or break alliances with other players.</text:p>
      <text:h text:style-name="P36" text:outline-level="2">Game board</text:h>
      <text:p text:style-name="P8">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7"><draw:frame draw:style-name="fr2" draw:name="Grafik2" text:anchor-type="paragraph" svg:width="6.043cm" svg:height="4.946cm" draw:z-index="0"><draw:image xlink:href="Pictures/200003BB000023C000001B352092A7ED.svm" xlink:type="simple" xlink:show="embed" xlink:actuate="onLoad"/></draw:frame>The game board</text:p>
      <text:h text:style-name="P36" text:outline-level="2">Spaceships</text:h>
      <text:p text:style-name="P8">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8">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8">In the VEGA universe there are the following types of spaceships with different abilities and speeds:</text:p>
      <text:p text:style-name="P8"/>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4">Type</text:p>
            </table:table-cell>
            <table:table-cell table:style-name="Tabelle2.A1" office:value-type="string">
              <text:p text:style-name="P4">Symbol</text:p>
            </table:table-cell>
            <table:table-cell table:style-name="Tabelle2.A1" office:value-type="string">
              <text:p text:style-name="P4">Speed</text:p>
            </table:table-cell>
            <table:table-cell table:style-name="Tabelle2.A1" office:value-type="string">
              <text:p text:style-name="P4">Price</text:p>
            </table:table-cell>
            <table:table-cell table:style-name="Tabelle2.E1" office:value-type="string">
              <text:p text:style-name="P4">Description</text:p>
            </table:table-cell>
          </table:table-row>
        </table:table-header-rows>
        <table:table-row>
          <table:table-cell table:style-name="Tabelle2.A2" office:value-type="string">
            <text:p text:style-name="P6">Battleships</text:p>
          </table:table-cell>
          <table:table-cell table:style-name="Tabelle2.A2" office:value-type="string">
            <text:p text:style-name="P6"><draw:frame draw:style-name="fr3" draw:name="Grafik10" text:anchor-type="as-char" svg:width="0.499cm" svg:height="0.499cm" draw:z-index="3"><draw:image xlink:href="Pictures/200000190000044D0000044DFB746432.svm" xlink:type="simple" xlink:show="embed" xlink:actuate="onLoad"/></draw:frame></text:p>
          </table:table-cell>
          <table:table-cell table:style-name="Tabelle2.A2" office:value-type="string">
            <text:p text:style-name="P6">2c</text:p>
          </table:table-cell>
          <table:table-cell table:style-name="Tabelle2.A2" office:value-type="string">
            <text:p text:style-name="P6">$1</text:p>
          </table:table-cell>
          <table:table-cell table:style-name="Tabelle2.E2" office:value-type="string">
            <text:p text:style-name="P6">Only battleships can conquer and defend planets. Launch battleships as fleets of one to infinite ships.</text:p>
            <text:p text:style-name="P6">In the evaluation of the tenth year and every five years thereafter, VEGA launches a neutral battleship fleet flying from a randomly selected starting sector to a randomly selected target planet. When the neutral fleet conquers a planet, it becomes neutral again and its $ production halves.</text:p>
          </table:table-cell>
        </table:table-row>
        <table:table-row>
          <table:table-cell table:style-name="Tabelle2.A2" office:value-type="string">
            <text:p text:style-name="P6">Spy</text:p>
          </table:table-cell>
          <table:table-cell table:style-name="Tabelle2.A2" office:value-type="string">
            <text:p text:style-name="P6"><draw:frame draw:style-name="fr3" draw:name="Grafik11" text:anchor-type="as-char" svg:width="0.499cm" svg:height="0.499cm" draw:z-index="4"><draw:image xlink:href="Pictures/2000000D0000044D0000044D88EC4053.svm" xlink:type="simple" xlink:show="embed" xlink:actuate="onLoad"/></draw:frame></text:p>
          </table:table-cell>
          <table:table-cell table:style-name="Tabelle2.A2" office:value-type="string">
            <text:p text:style-name="P6">4c</text:p>
          </table:table-cell>
          <table:table-cell table:style-name="Tabelle2.A2" office:value-type="string">
            <text:p text:style-name="P6">$3-6</text:p>
          </table:table-cell>
          <table:table-cell table:style-name="Tabelle2.E2" office:value-type="string">
            <text:p text:style-name="P6">Send a spy to a planet at four times the speed of light in "Mission" mode and you'll have full access to the planet's data until the end of the game. The spy's ship is lost in the process. In the inventory you can see which players have spies on which planets.</text:p>
            <text:p text:style-name="P6">In "Transfer" mode, you can send a spy to another of your planets at twice the speed of light and deploy it from there. If the spy reaches a foreign planet in "Transfer" mode, it is lost.</text:p>
          </table:table-cell>
        </table:table-row>
        <table:table-row>
          <table:table-cell table:style-name="Tabelle2.A2" office:value-type="string">
            <text:p text:style-name="P6">Patrol</text:p>
          </table:table-cell>
          <table:table-cell table:style-name="Tabelle2.A2" office:value-type="string">
            <text:p text:style-name="P6"><draw:frame draw:style-name="fr3" draw:name="Grafik12" text:anchor-type="as-char" svg:width="0.499cm" svg:height="0.499cm" draw:z-index="5"><draw:image xlink:href="Pictures/200000190000044D0000044D969915EE.svm" xlink:type="simple" xlink:show="embed" xlink:actuate="onLoad"/></draw:frame></text:p>
          </table:table-cell>
          <table:table-cell table:style-name="Tabelle2.A2" office:value-type="string">
            <text:p text:style-name="P6">1c<text:line-break/>2c</text:p>
          </table:table-cell>
          <table:table-cell table:style-name="Tabelle2.A2" office:value-type="string">
            <text:p text:style-name="P6">$12-18</text:p>
          </table:table-cell>
          <table:table-cell table:style-name="Tabelle2.E2" office:value-type="string">
            <text:p text:style-name="P7">Send a patrol to a planet or any sector in "Mission" mode. Traveling at 1x the speed of light, it captures enemy spies, transports, minelayers, minesweepers, transferred patrols, and battleship fleets of five ships or fewer within a radius of 1.5 ly. Captured ships do not move any further for the rest of the evaluation. For the captured ships you have to select a new target planet in the following year.</text:p>
            <text:p text:style-name="P7">If two opposing patrols meet in action, one of the two patrols captures the other. The patrol that catches the other at a smaller angle to the direction of flight wins.</text:p>
            <text:p text:style-name="P7">In the example below, patrol P<text:span text:style-name="T2">1</text:span> captures patrol P<text:span text:style-name="T2">2</text:span> at angle a<text:span text:style-name="T2">1</text:span>. P<text:span text:style-name="T2">2</text:span> captures P<text:span text:style-name="T2">1</text:span> at angle a<text:span text:style-name="T2">2</text:span>. Because a<text:span text:style-name="T2">1</text:span> is smaller than a<text:span text:style-name="T2">2</text:span>, P<text:span text:style-name="T2">1</text:span> wins. If the angles are the same, chance decides.</text:p>
            <text:p text:style-name="P7"><draw:frame draw:style-name="fr2" draw:name="Grafik7" text:anchor-type="paragraph" svg:width="4.701cm" svg:height="3.986cm" draw:z-index="8"><draw:image xlink:href="Pictures/200000C40000125D00000F9294A1D933.svm" xlink:type="simple" xlink:show="embed" xlink:actuate="onLoad"/></draw:frame>When a patrol reaches an alien planet, it is <text:soft-page-break/>lost. If a patrol reaches one of your planets, you can deploy it again from there.</text:p>
            <text:p text:style-name="P7">If the patrol's destination is a sector and not a planet, the patrol will turn around and fly back the path to its starting planet. It can also capture alien spaceships on the way back.</text:p>
            <text:p text:style-name="P7">You can also transfer patrols to another planet. Transferred patrols move at twice the speed of light, but do not capture ships.</text:p>
          </table:table-cell>
        </table:table-row>
        <table:table-row>
          <table:table-cell table:style-name="Tabelle2.A2" office:value-type="string">
            <text:p text:style-name="P6">Transporter</text:p>
          </table:table-cell>
          <table:table-cell table:style-name="Tabelle2.A2" office:value-type="string">
            <text:p text:style-name="P6"><draw:frame draw:style-name="fr3" draw:name="Grafik13" text:anchor-type="as-char" svg:width="0.499cm" svg:height="0.499cm" draw:z-index="10"><draw:image xlink:href="Pictures/200000190000044D0000044D0D2910BD.svm" xlink:type="simple" xlink:show="embed" xlink:actuate="onLoad"/></draw:frame></text:p>
          </table:table-cell>
          <table:table-cell table:style-name="Tabelle2.A2" office:value-type="string">
            <text:p text:style-name="P6">2c</text:p>
          </table:table-cell>
          <table:table-cell table:style-name="Tabelle2.A2" office:value-type="string">
            <text:p text:style-name="P6">$4-7</text:p>
          </table:table-cell>
          <table:table-cell table:style-name="Tabelle2.E2" office:value-type="string">
            <text:p text:style-name="P10">Transporters can transport $0 to $30 from planet to planet. They can be used as often as you like. When a transport reaches an alien planet, it is lost, but its cargo is credited to the planet.</text:p>
          </table:table-cell>
        </table:table-row>
        <table:table-row>
          <table:table-cell table:style-name="Tabelle2.A2" office:value-type="string">
            <text:p text:style-name="P6">Minelayers (type 50, 100, 250, 500)</text:p>
          </table:table-cell>
          <table:table-cell table:style-name="Tabelle2.A2" office:value-type="string">
            <text:p text:style-name="P6"><draw:frame draw:style-name="fr3" draw:name="Grafik20" text:anchor-type="as-char" svg:width="0.499cm" svg:height="0.499cm" draw:z-index="11"><draw:image xlink:href="Pictures/200000190000044D0000044D1A1A06AC.svm" xlink:type="simple" xlink:show="embed" xlink:actuate="onLoad"/></draw:frame></text:p>
          </table:table-cell>
          <table:table-cell table:style-name="Tabelle2.A2" office:value-type="string">
            <text:p text:style-name="P6">2c</text:p>
          </table:table-cell>
          <table:table-cell table:style-name="Tabelle2.A2" office:value-type="string">
            <text:p text:style-name="P2">$12-17<text:line-break/>$20-25 $40-47 $60-70</text:p>
          </table:table-cell>
          <table:table-cell table:style-name="Tabelle2.E2" office:value-type="string">
            <text:p text:style-name="P10">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10">You can transfer mines to one of your planets in order to use them from there.</text:p>
          </table:table-cell>
        </table:table-row>
        <table:table-row>
          <table:table-cell table:style-name="Tabelle2.A2" office:value-type="string">
            <text:p text:style-name="P6">Minesweepers</text:p>
          </table:table-cell>
          <table:table-cell table:style-name="Tabelle2.A2" office:value-type="string">
            <text:p text:style-name="P6"><draw:frame draw:style-name="fr3" draw:name="Grafik21" text:anchor-type="as-char" svg:width="0.499cm" svg:height="0.499cm" draw:z-index="12"><draw:image xlink:href="Pictures/2000000D0000044D0000044D7B9A8B55.svm" xlink:type="simple" xlink:show="embed" xlink:actuate="onLoad"/></draw:frame></text:p>
          </table:table-cell>
          <table:table-cell table:style-name="Tabelle2.A2" office:value-type="string">
            <text:p text:style-name="P6">1c<text:line-break/>2c</text:p>
          </table:table-cell>
          <table:table-cell table:style-name="Tabelle2.A2" office:value-type="string">
            <text:p text:style-name="P2">$20-28</text:p>
          </table:table-cell>
          <table:table-cell table:style-name="Tabelle2.E2" office:value-type="string">
            <text:p text:style-name="P10">Deploy a minesweeper to a sector or planet. On the way there, it clears all sectors flown through of mines at the speed of light. If the minesweeper's destination is a sector, it turns around there and flies back to his starting planet at twice the speed of light. On the way back, the minesweeper no longer clears mines.</text:p>
            <text:p text:style-name="P10">You can transfer deminers to one of your planets in order to deploy them from there.</text:p>
          </table:table-cell>
        </table:table-row>
        <table:table-row>
          <table:table-cell table:style-name="Tabelle2.A2" office:value-type="string">
            <text:p text:style-name="P6">The Black Hole</text:p>
          </table:table-cell>
          <table:table-cell table:style-name="Tabelle2.A2" office:value-type="string">
            <text:p text:style-name="P6"><draw:frame draw:style-name="fr3" draw:name="Grafik6" text:anchor-type="as-char" svg:width="0.499cm" svg:height="0.499cm" draw:z-index="13"><draw:image xlink:href="Pictures/20000013000004E3000004E3677525F4.svm" xlink:type="simple" xlink:show="embed" xlink:actuate="onLoad"/></draw:frame></text:p>
          </table:table-cell>
          <table:table-cell table:style-name="Tabelle2.A2" office:value-type="string">
            <text:p text:style-name="P6">2c</text:p>
          </table:table-cell>
          <table:table-cell table:style-name="Tabelle2.A2" office:value-type="string">
            <text:p text:style-name="P2">-</text:p>
          </table:table-cell>
          <table:table-cell table:style-name="Tabelle2.E2" office:value-type="string">
            <text:p text:style-name="P10">In the evaluation of year 8, the Black Hole appears at a random location. Every year it moves 2 light years further in a random direction. All spaceships that come within 0.5 light-years of the center of the Black Hole are lost. If the center of the Black Hole enters a sector with mines, all mines there will be cleared. After a random number of years, the Black Hole disappears and reappears after some time.</text:p>
          </table:table-cell>
        </table:table-row>
      </table:table>
      <text:p text:style-name="P8"/>
      <text:h text:style-name="P36" text:outline-level="2"><text:soft-page-break/>Planets</text:h>
      <text:p text:style-name="P8">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8">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5">Item</text:p>
            </table:table-cell>
            <table:table-cell table:style-name="Tabelle1.A1" office:value-type="string">
              <text:p text:style-name="P5">Purchase price</text:p>
            </table:table-cell>
            <table:table-cell table:style-name="Tabelle1.A1" office:value-type="string">
              <text:p text:style-name="P5">Selling price</text:p>
            </table:table-cell>
            <table:table-cell table:style-name="Tabelle1.D1" office:value-type="string">
              <text:p text:style-name="P5">Description</text:p>
            </table:table-cell>
          </table:table-row>
        </table:table-header-rows>
        <table:table-row>
          <table:table-cell table:style-name="Tabelle1.A2" office:value-type="string">
            <text:p text:style-name="P7">$ production/year</text:p>
          </table:table-cell>
          <table:table-cell table:style-name="Tabelle1.B2" office:value-type="string">
            <text:p text:style-name="P7">$60-90</text:p>
          </table:table-cell>
          <table:table-cell table:style-name="Tabelle1.B2" office:value-type="string">
            <text:p text:style-name="P7">Not for sale</text:p>
            <text:p text:style-name="P7"/>
          </table:table-cell>
          <table:table-cell table:style-name="Tabelle1.D2" office:value-type="string">
            <text:p text:style-name="P7">Increase the planet's annual $ production in $5 increments up to $100/year.</text:p>
          </table:table-cell>
        </table:table-row>
        <table:table-row>
          <table:table-cell table:style-name="Tabelle1.A2" office:value-type="string">
            <text:p text:style-name="P7">Production of battleships/year</text:p>
          </table:table-cell>
          <table:table-cell table:style-name="Tabelle1.B2" office:value-type="string">
            <text:p text:style-name="P7">Free</text:p>
          </table:table-cell>
          <table:table-cell table:style-name="Tabelle1.B2" office:value-type="string">
            <text:p text:style-name="P7">Free</text:p>
          </table:table-cell>
          <table:table-cell table:style-name="Tabelle1.D2" office:value-type="string">
            <text:p text:style-name="P7">Determine how many $ of the annual $ production should flow into the production of new battleships. A new battleship is created for every $ spent. The rest go into the planet's $ supply.</text:p>
          </table:table-cell>
        </table:table-row>
        <table:table-row>
          <table:table-cell table:style-name="Tabelle1.B2" office:value-type="string">
            <text:p text:style-name="P7">Defensive battleships</text:p>
          </table:table-cell>
          <table:table-cell table:style-name="Tabelle1.B2" office:value-type="string">
            <text:p text:style-name="P7">$60-90</text:p>
          </table:table-cell>
          <table:table-cell table:style-name="Tabelle1.B2" office:value-type="string">
            <text:p text:style-name="P7">$40-60</text:p>
          </table:table-cell>
          <table:table-cell table:style-name="Tabelle1.D2" office:value-type="string">
            <text:p text:style-name="P12">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350 ships. On the planet you can have up to 700 defensive battleships. The defensive battleship are only visible to your fellow players if they have a spy on the planet or are an alliance member.</text:p>
          </table:table-cell>
        </table:table-row>
        <table:table-row>
          <table:table-cell table:style-name="Tabelle1.B2" office:value-type="string">
            <text:p text:style-name="P7">Spies</text:p>
          </table:table-cell>
          <table:table-cell table:style-name="Tabelle1.B2" office:value-type="string">
            <text:p text:style-name="P7">$3-6</text:p>
          </table:table-cell>
          <table:table-cell table:style-name="Tabelle1.B2" office:value-type="string">
            <text:p text:style-name="P7">$2-4</text:p>
          </table:table-cell>
          <table:table-cell table:style-name="Tabelle1.D2" office:value-type="string">
            <text:p text:style-name="P12">Spaceships of type "Spy".</text:p>
          </table:table-cell>
        </table:table-row>
        <table:table-row>
          <table:table-cell table:style-name="Tabelle1.B2" office:value-type="string">
            <text:p text:style-name="P7">Transporters</text:p>
          </table:table-cell>
          <table:table-cell table:style-name="Tabelle1.B2" office:value-type="string">
            <text:p text:style-name="P7">$4-7</text:p>
          </table:table-cell>
          <table:table-cell table:style-name="Tabelle1.B2" office:value-type="string">
            <text:p text:style-name="P7">$3-5</text:p>
          </table:table-cell>
          <table:table-cell table:style-name="Tabelle1.D2" office:value-type="string">
            <text:p text:style-name="P12">Spaceships of type "Transporter".</text:p>
          </table:table-cell>
        </table:table-row>
        <table:table-row>
          <table:table-cell table:style-name="Tabelle1.B2" office:value-type="string">
            <text:p text:style-name="P7">Patrols</text:p>
          </table:table-cell>
          <table:table-cell table:style-name="Tabelle1.B2" office:value-type="string">
            <text:p text:style-name="P7">$12-18</text:p>
          </table:table-cell>
          <table:table-cell table:style-name="Tabelle1.B2" office:value-type="string">
            <text:p text:style-name="P7">$8-12</text:p>
          </table:table-cell>
          <table:table-cell table:style-name="Tabelle1.D2" office:value-type="string">
            <text:p text:style-name="P12">Spaceships of type "Patrol".</text:p>
          </table:table-cell>
        </table:table-row>
        <table:table-row>
          <table:table-cell table:style-name="Tabelle1.B2" office:value-type="string">
            <text:p text:style-name="P7">Minesweepers</text:p>
          </table:table-cell>
          <table:table-cell table:style-name="Tabelle1.B2" office:value-type="string">
            <text:p text:style-name="P7">$20-28</text:p>
          </table:table-cell>
          <table:table-cell table:style-name="Tabelle1.B2" office:value-type="string">
            <text:p text:style-name="P7">$13-19</text:p>
          </table:table-cell>
          <table:table-cell table:style-name="Tabelle1.D2" office:value-type="string">
            <text:p text:style-name="P12">Spaceships of type "Minesweeper".</text:p>
          </table:table-cell>
        </table:table-row>
        <table:table-row>
          <table:table-cell table:style-name="Tabelle1.B2" office:value-type="string">
            <text:p text:style-name="P7">Mines (50)<text:line-break/>Mines (100)<text:line-break/>Mines (250)<text:line-break/>Mines (500)</text:p>
          </table:table-cell>
          <table:table-cell table:style-name="Tabelle1.B2" office:value-type="string">
            <text:p text:style-name="P7">$12-17<text:line-break/>$20-25<text:line-break/>$40-47<text:line-break/>$60-70</text:p>
          </table:table-cell>
          <table:table-cell table:style-name="Tabelle1.B2" office:value-type="string">
            <text:p text:style-name="P7">$8-11<text:line-break/>$13-17<text:line-break/>$27-31<text:line-break/>$40-47</text:p>
          </table:table-cell>
          <table:table-cell table:style-name="Tabelle1.D2" office:value-type="string">
            <text:p text:style-name="P12">Spaceships of type "Minelayer" for mines of different strengths.</text:p>
          </table:table-cell>
        </table:table-row>
      </table:table>
      <text:p text:style-name="P8"/>
      <text:p text:style-name="P8"><text:soft-page-break/>You cannot buy or sell regular battleships. The buying and selling prices are the same on all planets in the universe.</text:p>
      <text:p text:style-name="P8">At the start of the game, each player owns a planet. All other planets are neutral and only produce new battleships. Attacks do not come from neutral planets. The metrics of the planets at the start of the game are:</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5">Key figure</text:p>
            </table:table-cell>
            <table:table-cell table:style-name="Tabelle3.A1" office:value-type="string">
              <text:p text:style-name="P5">Players' planets</text:p>
            </table:table-cell>
            <table:table-cell table:style-name="Tabelle3.C1" office:value-type="string">
              <text:p text:style-name="P5">Neutral planets</text:p>
            </table:table-cell>
          </table:table-row>
        </table:table-header-rows>
        <table:table-row>
          <table:table-cell table:style-name="Tabelle3.A2" office:value-type="string">
            <text:p text:style-name="P7">Battleships</text:p>
          </table:table-cell>
          <table:table-cell table:style-name="Tabelle3.B2" office:value-type="float" office:value="350">
            <text:p text:style-name="P7">350</text:p>
          </table:table-cell>
          <table:table-cell table:style-name="Tabelle3.C2" office:value-type="string">
            <text:p text:style-name="P7">0-10</text:p>
          </table:table-cell>
        </table:table-row>
        <table:table-row>
          <table:table-cell table:style-name="Tabelle3.A2" office:value-type="string">
            <text:p text:style-name="P7">$ supply</text:p>
          </table:table-cell>
          <table:table-cell table:style-name="Tabelle3.A2" office:value-type="string">
            <text:p text:style-name="P7">$30</text:p>
          </table:table-cell>
          <table:table-cell table:style-name="Tabelle3.C2" office:value-type="string">
            <text:p text:style-name="P7">$0-5</text:p>
          </table:table-cell>
        </table:table-row>
        <table:table-row>
          <table:table-cell table:style-name="Tabelle3.A2" office:value-type="string">
            <text:p text:style-name="P7">$ production/year<text:line-break/>Production of battleships/year</text:p>
          </table:table-cell>
          <table:table-cell table:style-name="Tabelle3.A2" office:value-type="string">
            <text:p text:style-name="P7">$10/year<text:line-break/>10/year</text:p>
          </table:table-cell>
          <table:table-cell table:style-name="Tabelle3.C2" office:value-type="string">
            <text:p text:style-name="P7">$1-15/year<text:line-break/>1-15/year</text:p>
          </table:table-cell>
        </table:table-row>
        <table:table-row>
          <table:table-cell table:style-name="Tabelle3.A2" office:value-type="string">
            <text:p text:style-name="P7">Defensive battleships</text:p>
          </table:table-cell>
          <table:table-cell table:style-name="Tabelle3.B2" office:value-type="float" office:value="350">
            <text:p text:style-name="P7">350</text:p>
          </table:table-cell>
          <table:table-cell table:style-name="Tabelle3.C5" office:value-type="float" office:value="0">
            <text:p text:style-name="P7">0</text:p>
          </table:table-cell>
        </table:table-row>
        <table:table-row>
          <table:table-cell table:style-name="Tabelle3.A2" office:value-type="string">
            <text:p text:style-name="P7">Spies, transporters, patrols, minesweepers, minelayers</text:p>
          </table:table-cell>
          <table:table-cell table:style-name="Tabelle3.B2" office:value-type="float" office:value="0">
            <text:p text:style-name="P7">0</text:p>
          </table:table-cell>
          <table:table-cell table:style-name="Tabelle3.C5" office:value-type="float" office:value="0">
            <text:p text:style-name="P7">0</text:p>
          </table:table-cell>
        </table:table-row>
      </table:table>
      <text:p text:style-name="P8"/>
      <text:h text:style-name="Heading_20_2" text:outline-level="2">Conquer and defend planets</text:h>
      <text:p text:style-name="Standard">You need battleships to conquer and defend planets. The other spaceship types cannot conquer or defend planets.</text:p>
      <text:p text:style-name="Standard">When attacking a planet, the attacker's individual battleships fight in turn against the individual battleships on the planet, including the defensive battleships. An attacking ship has a 45% chance of surviving, a defending one 55%. The fight is decided as soon as one party has lost all battleships. If the attacker's battleships remain, the attacker takes over the planet with its remaining battleships. You should therefore only attack a planet with a clear superiority in order to have a high probability of winning the battle.</text:p>
      <text:p text:style-name="Standard">During the turn input, you can use the fight simulation to get familiar with the battle algorithm.</text:p>
      <text:p text:style-name="Standard">If two or more of your battleship fleets reach the same planet on the same day, these fleets will not join forces but attack one after the other.</text:p>
      <text:h text:style-name="P36" text:outline-level="2">Alliances</text:h>
      <text:p text:style-name="P8">Players can declare individual planets to be alliance planets in order to defend them together with their battleships and launch joint attacks from there. Attack and defense losses are split proportionally.</text:p>
      <text:p text:style-name="P8">Allies can only command the battleships on the planet, not the other types of spaceships. Allies have full visibility into the planet's production data and supplies, but cannot change them.</text:p>
      <text:p text:style-name="P8">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8"><text:soft-page-break/>The principle "A player does not fight against his own battleships" applies. So if a player is a member of an alliance fleet and the target planet belongs to that player or is part of the alliance there, the battleships of the alliance fleet will merge with the battleships on the planet and the alliance will expand to include additional players if necessary.</text:p>
      <text:p text:style-name="P8">Before you set up an alliance, you must coordinate with your alliance partners. They have to define the same alliance in the same year for it to actually take effect.</text:p>
      <text:p text:style-name="P8">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text:p>
      <text:p text:style-name="P8">Alliance changes are processed first of all turns. When you cancel an alliance, you prevent other alliance partners from launching an alliance fleet. If you make multiple alliance changes for the same planet in the same year, only the last one will be implemented.</text:p>
      <text:p text:style-name="P8">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36" text:outline-level="2">Visible and invisible information</text:h>
      <text:p text:style-name="P8">Spaceships, their destination, owner, count, mode (mission/transfer), etc. are visible to all players once underway. All players can also see where minefields and the Black Hole are located and how many battleships are on which planets.</text:p>
      <text:p text:style-name="P8">Only the owners of the planets can see their production data, the number of defensive battleships, the $ supply, the other types of spaceships and alliances there. Other players can see this information if they have a spy on the planet or are a member of an alliance.</text:p>
      <text:p text:style-name="P8">You will receive a clear summary of all information when entering moves in the inventory (see chapter "Entering moves").</text:p>
      <text:h text:style-name="P36" text:outline-level="2">Evaluation of the year</text:h>
      <text:p text:style-name="P8">After all players have entered their moves, the computer takes over and performs the annual evaluation. The evaluation runs in several steps:</text:p>
      <text:p text:style-name="P8">Step 1: The players' moves are implemented, new spaceships are launched, alliance changes are implemented.</text:p>
      <text:p text:style-name="P8">Step 2: The patrols observe the initial situation. After that, all spaceships and the Black Hole move in 365 daily steps until the end of the year. If several events take place on one day, chance decides the order of events.</text:p>
      <text:p text:style-name="P8">Step 3: In the last step, the planets produce $ and new battleships.</text:p>
      <text:p text:style-name="P8">After that, the new year begins with the players entering their moves.</text:p>
      <text:h text:style-name="P36" text:outline-level="2"><text:soft-page-break/>Scoring</text:h>
      <text:p text:style-name="P8">The player with the most planets wins the game. In order to make games with different numbers of players in the leaderboard comparable, a player's score is calculated as follows:</text:p>
      <text:p text:style-name="P8">Points = 1000 x ([player planets]/42) x ([number of players]/6)</text:p>
      <text:p text:style-name="P8">So you can get a maximum of 1000 points if you own 42 planets in a 6 player game.</text:p>
      <text:h text:style-name="P38" text:outline-level="1">Game modes</text:h>
      <text:h text:style-name="P36" text:outline-level="2">Hot Seat</text:h>
      <text:p text:style-name="P8">In "Hot Seat" mode, players sit at a single computer and enter their moves one at a time. The game runs as a "local game" on this computer. So that the other players do not see a player's moves in plain text, text entries appear as password characters. In order to still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 VEGA recognizes when an output window is open and shows the player who is currently entering his moves his entries in plain text and offers additional information.</text:p>
      <text:p text:style-name="P8">You can achieve the same effect with "VEGA Display". With this app you can display an output window on one or more other computers. You can find more about the configuration of VEGA Display in the corresponding chapter.</text:p>
      <text:p text:style-name="P8">You can use the built-in VEGA web server to withdraw to an adjoining room for secret alliance negotiations or strategy meetings and still be able to keep an eye on the current game situation.</text:p>
      <text:h text:style-name="P36" text:outline-level="2">E-mail game</text:h>
      <text:p text:style-name="P8">In an e-mail game, a game master e-mails the score to the other players. They import the score from the e-mail into their local VEGA app, enter their moves and e-mail them back to the game master.</text:p>
      <text:p text:style-name="P8">Under "Game &gt; Game parameters" you can switch a local game to e-mail game mode. Under 'E-mail Settings', highlight the e-mail players and enter the e-mail addresses of the players and the game master.</text:p>
      <text:p text:style-name="Standard"><text:span text:style-name="T1">The game master sends the score and imports the moves in the main menu. A standard e-mail client must be installed on the computers of the game master and the other players, which opens when you click on a mailto link, such as </text:span><text:a xlink:type="simple" xlink:href="mailto:spielwitz@icloud.com?subject=Stern" text:style-name="Internet_20_link" text:visited-style-name="Visited_20_Internet_20_Link">spielwitz@icloud.com</text:a><text:span text:style-name="T1">. The e-mails that VEGA generates contain precise instructions and should be sent unchanged.</text:span></text:p>
      <text:h text:style-name="P36" text:outline-level="2">Server game</text:h>
      <text:p text:style-name="P8">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8"><text:soft-page-break/>You can find more about the configuration and operation of a VEGA server in the corresponding chapter.</text:p>
      <text:h text:style-name="P38" text:outline-level="1">Operation and settings</text:h>
      <text:h text:style-name="P36" text:outline-level="2">The VEGA screen</text:h>
      <text:p text:style-name="P16"><draw:frame draw:style-name="fr2" draw:name="Grafik4" text:anchor-type="paragraph" svg:width="17cm" svg:height="12.543cm" draw:z-index="7"><draw:image xlink:href="Pictures/10000201000007E8000005CE82ED223C.png" xlink:type="simple" xlink:show="embed" xlink:actuate="onLoad"/></draw:frame>The VEGA screen</text:p>
      <text:p text:style-name="P8">The VEGA screen is divided into three areas:</text:p>
      <text:list xml:id="list1691786371351548815" text:style-name="L3">
        <text:list-item>
          <text:p text:style-name="P26">Game board: Here you can see the positions of the planets, spaceships and mines. Planets are represented as circles with letters, spaceships as colored symbols that move during the evaluation. Minefields are marked with their strength as diamond symbols.</text:p>
        </text:list-item>
        <text:list-item>
          <text:p text:style-name="P26">With the help of the arrow keys ← and → you can display different information in the list at the top right of the screen, depending on the game mode (hot seat, e-mail, server game) and the current input situation (main menu or move input):</text:p>
          <text:list>
            <text:list-item>
              <text:p text:style-name="P26">Free fighters that are located on the planets. Defensive fighters are not displayed.</text:p>
            </text:list-item>
            <text:list-item>
              <text:p text:style-name="P26">All spaceships currently underway, sorted by arrival date.</text:p>
            </text:list-item>
            <text:list-item>
              <text:p text:style-name="P26">If VEGA assumes that you are sitting alone in front of the screen, i.e. in an e-mail or server game or with the output window open, you will <text:soft-page-break/>see information about planets that either belong to you, on which you have a spy station or on which you have an alliance:</text:p>
              <text:list>
                <text:list-item>
                  <text:p text:style-name="P26">Other spaceship types apart from fighters</text:p>
                </text:list-item>
                <text:list-item>
                  <text:p text:style-name="P26">Planet production dates and $ supplies</text:p>
                </text:list-item>
                <text:list-item>
                  <text:p text:style-name="P26">Defensive fighters</text:p>
                </text:list-item>
                <text:list-item>
                  <text:p text:style-name="P26">Alliances</text:p>
                </text:list-item>
              </text:list>
            </text:list-item>
          </text:list>
        </text:list-item>
        <text:list-item>
          <text:p text:style-name="P26">Below the playing field and planet list is the input and output console. Here you operate VEGA solely via the keyboard.</text:p>
        </text:list-item>
      </text:list>
      <text:h text:style-name="P36" text:outline-level="2">The menu list</text:h>
      <text:p text:style-name="P8">The menu list is hidden in the upper left corner, behind the "hamburger symbol". The menu items are in detail:</text:p>
      <text:list xml:id="list5436868762309633215" text:style-name="L4">
        <text:list-item>
          <text:p text:style-name="P27">About VEGA: Shows the build number and the link to the VEGA Web site.</text:p>
        </text:list-item>
        <text:list-item>
          <text:p text:style-name="P33">Manual: Opens this instruction manual in the PDF viewer associated with the *.pdf file extension by default on your computer.</text:p>
        </text:list-item>
        <text:list-item>
          <text:p text:style-name="P34">Tutorial and demo games: You can start the tutorial under this menu item. You will also find two demo games there that show what a well developed VEGA game can look like.</text:p>
        </text:list-item>
        <text:list-item>
          <text:p text:style-name="P27">New local game: Creates a new game that runs on your computer and is saved there.</text:p>
        </text:list-item>
        <text:list-item>
          <text:p text:style-name="P27">Load local game: Loads a local game from your computer.</text:p>
        </text:list-item>
        <text:list-item>
          <text:p text:style-name="P27">Save local game as: Saves a local game on your computer.</text:p>
        </text:list-item>
        <text:list-item>
          <text:p text:style-name="P34">Local high score list: You can only be added to the leaderboard by completing the final evaluation in the main menu of a local match.</text:p>
        </text:list-item>
        <text:list-item>
          <text:p text:style-name="P34">Import e-mail game from clipboard: If you are a player taking part in an e-mail game, you can load a game that you received from the game master via e-mail. You will find detailed instructions in the e-mail.</text:p>
        </text:list-item>
        <text:list-item>
          <text:p text:style-name="P35">Games on the VEGA server: Initiate, load and manage games on the VEGA server you are currently connected to.</text:p>
        </text:list-item>
        <text:list-item>
          <text:p text:style-name="P34">High score list on the VEGA server: View the high score list on the VEGA server.</text:p>
        </text:list-item>
        <text:list-item>
          <text:p text:style-name="P27">Write e-mail: If you are playing an e-mail or server-based game, you can contact your fellow players and the game host or server administrator here.</text:p>
        </text:list-item>
        <text:list-item>
          <text:p text:style-name="P27">Game parameters: Shows the parameters of the current game. You can also change some parameters later.</text:p>
        </text:list-item>
        <text:list-item>
          <text:p text:style-name="P27">Open output window: Here you can open an additional output window and move it to the second screen. While a player enters his moves unobserved on the main screen, the other players only see the situation at the beginning of the year in the output window. The annual evaluation is displayed on all screens.</text:p>
        </text:list-item>
        <text:list-item>
          <text:p text:style-name="P34"><text:soft-page-break/>Web server: Configure and activate the VEGA web server. You can find more about this in the corresponding chapter.</text:p>
        </text:list-item>
        <text:list-item>
          <text:p text:style-name="P27">Settings</text:p>
          <text:list>
            <text:list-item>
              <text:p text:style-name="P27">Language/Sprache: VEGA is available in German and English.</text:p>
            </text:list-item>
            <text:list-item>
              <text:p text:style-name="P27">VEGA server credentials: Enter the access data for a VEGA server that provides server-based games for you here.</text:p>
            </text:list-item>
            <text:list-item>
              <text:p text:style-name="P27">Administrate the VEGA server: If you operate a VEGA server as an administrator, you can control it here and create new users, for example.</text:p>
            </text:list-item>
            <text:list-item>
              <text:p text:style-name="P34">VEGA Display server: Here you activate VEGA as VEGA Display server in order to be able to transfer your screen to VEGA Display computers.</text:p>
            </text:list-item>
          </text:list>
        </text:list-item>
        <text:list-item>
          <text:p text:style-name="P27">Quit VEGA: Terminates VEGA.</text:p>
        </text:list-item>
      </text:list>
      <text:h text:style-name="P36" text:outline-level="2">Game parameters</text:h>
      <text:p text:style-name="P8">If you want to start a new game, choose the number of players and enter their names. Player names must be between three and ten characters and can only contain the characters a-z, A-Z and 0-9.</text:p>
      <text:p text:style-name="P8">Example: "DarthVader" is a valid player name, but "Darth Vader", "DV" or "DarthVäder" is not.</text:p>
      <text:p text:style-name="P8">You can change the colors of the players by clicking on the colored areas in front of the player names.</text:p>
      <text:p text:style-name="P8">Other setting options are:</text:p>
      <text:list xml:id="list4457322695837546398" text:style-name="L5">
        <text:list-item>
          <text:p text:style-name="P28">Under "Years" you set the year in which the last evaluation takes place. If you choose "Infinite", play until there is only one player left.</text:p>
        </text:list-item>
        <text:list-item>
          <text:p text:style-name="P28">"E-mail mode": Use this to switch a local game to e-mail mode.</text:p>
        </text:list-item>
        <text:list-item>
          <text:p text:style-name="P28">"Automatic save": Whenever players have finished entering their moves and after each annual evaluation, VEGA automatically saves the score.</text:p>
        </text:list-item>
      </text:list>
      <text:h text:style-name="P36" text:outline-level="2">Main menu</text:h>
      <text:p text:style-name="P8">From the main menu, players begin entering their moves. You can also access game information from here. Depending on the year and game mode, not all menu items may be visible.</text:p>
      <text:list xml:id="list4639434258779822857" text:style-name="L6">
        <text:list-item>
          <text:p text:style-name="P29">Use the 1 to 6 keys to select the player who is to enter his moves next. If you press the tab key, VEGA will select a random player.</text:p>
        </text:list-item>
        <text:list-item>
          <text:p text:style-name="P29">Replay: The last annual evaluation is shown again.</text:p>
        </text:list-item>
        <text:list-item>
          <text:p text:style-name="P29">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29">Game info: Shows the planets with defense fighters, the data of the planets including alliance structures and spies. This submenu should only be opened in a running game with the consent of all players and is only <text:soft-page-break/>available in an e-mail or server-based game after the game has been completed.</text:p>
        </text:list-item>
        <text:list-item>
          <text:p text:style-name="P29">E-mail actions: If you are the game host of an e-mail game, you can send the game to the other players and later import their moves.</text:p>
        </text:list-item>
        <text:list-item>
          <text:p text:style-name="P29">Finalize: With this you finish the game before reaching the last evaluation year set in the game parameters.</text:p>
        </text:list-item>
      </text:list>
      <text:h text:style-name="P36" text:outline-level="2">Entering moves</text:h>
      <text:p text:style-name="P8">At the beginning of a year, all players enter their moves. Entering moves should be as unobserved as possible. In Hot Seat mode, entering planets and other information during turn entry appear like passwords, i.e. instead of concrete planet names and numbers you only see wildcard characters. Likewise, launched battleships are not deducted in the planet list.</text:p>
      <text:p text:style-name="P8">These restrictions do not apply if VEGA assumes that you are sitting alone in front of your computer, i.e. with an e-mail or a server-based game. Even if you have opened the additional output window (see chapter "The menu list"), VEGA assumes that your fellow players only see the output window while you input your moves unobserved on the main screen. You can also use VEGA Display to input your moves discreetly.</text:p>
      <text:p text:style-name="P8">When it is your turn to enter moves, you can choose from the following options:</text:p>
      <text:list xml:id="list6776895042862128066" text:style-name="L7">
        <text:list-item>
          <text:p text:style-name="P30">Finish: This completes your move input. After that, there is no turning back, and the spaceships fly irrevocably towards their destination.</text:p>
        </text:list-item>
        <text:list-item>
          <text:p text:style-name="P30">Undo: You can undo all moves of a year step by step and get back to the main menu.</text:p>
        </text:list-item>
        <text:list-item>
          <text:p text:style-name="P30">Fighters / Allied Fighters / Spy / Patrol / Transport / Mine / Minesweeper: This launches spaceships of the selected type.</text:p>
        </text:list-item>
        <text:list-item>
          <text:p text:style-name="P30">Planet: Here you can see the data of a planet. You can change the $ productio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30">Alliance: Here you configure an alliance on a planet. To create an alliance, select a planet and define all alliance partners in a string of numbers. Suppose you are player 4 and you want to form an alliance with players 2 and 5. Then the string of numbers is 245. The order of the digits doesn't matter, so you can also enter 254, 542, 452, etc. Your alliance partners must define the same alliance in the same year for the change to actually take effect.</text:p>
        </text:list-item>
        <text:list-item>
          <text:p text:style-name="P30">More...: Some menu items have been moved to another menu for reasons of space:</text:p>
          <text:list>
            <text:list-item>
              <text:p text:style-name="P30">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he $ supplies and spaceships that have not yet been launched remain on your former planets. The capitulate move is implemented at the beginning of the evaluation.</text:p>
            </text:list-item>
            <text:list-item>
              <text:p text:style-name="P30"><text:soft-page-break/>Hide/show spaceships: In order to reduce the density of the information displayed on the playing field, you can hide and show the spaceships of individual or all players during your move input.</text:p>
            </text:list-item>
            <text:list-item>
              <text:p text:style-name="P30">Statistics: Here, like in the main menu, you can see the development of points, fighters and planets over the last few years.</text:p>
            </text:list-item>
            <text:list-item>
              <text:p text:style-name="P30">Distance matrix: Outputs the playing field and a matrix with the distances between the planets in light years as a PDF document. To do this, you need a PDF viewer that is linked to files with the *.pdf extension. You can also call up the distance matrix via the VEGA web server.</text:p>
            </text:list-item>
            <text:list-item>
              <text:p text:style-name="P30">Physical inventory: You receive a detailed list of your current possessions and alliances, as well as all flight movements. As with the distance matrix in the main menu, a PDF document opens on your computer. You can also call up the inventory via the VEGA web server. However, you only see the status at the beginning of the year, i.e. without your move entries.</text:p>
            </text:list-item>
            <text:list-item>
              <text:p text:style-name="P30">Fight simulation: Here you can get acquainted with the combat algorithm of VEGA.</text:p>
            </text:list-item>
          </text:list>
        </text:list-item>
      </text:list>
      <text:h text:style-name="P38" text:outline-level="1">System requirements, installation and execution</text:h>
      <text:p text:style-name="P13">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8">VEGA outputs some content as a PDF document. In order to be able to display a PDF document, you need a display program on your computer that is linked to files with the *.pdf extension.</text:p>
      <text:p text:style-name="P8">And for the e-mail-based features, you'll need a standard e-mail client on your machine, such as Microsoft Outlook, Apple Mail, Mozilla Thunderbird, etc., that opens when you click a "mailto:"- Click a link like this: <text:a xlink:type="simple" xlink:href="mailto:spielwitz@icloud.com" text:style-name="Internet_20_link" text:visited-style-name="Visited_20_Internet_20_Link">spielwitz@icloud.com</text:a></text:p>
      <text:p text:style-name="P8">Download the latest VEGA build from <text:a xlink:type="simple" xlink:href="https://github.com/spielwitz/stern" text:style-name="Internet_20_link" text:visited-style-name="Visited_20_Internet_20_Link">https://github.com/spielwitz/stern</text:a>. Unpack the contents of the ZIP file into a directory of your choice. If files with the jar extension are linked to the Java runtime environment on your computer by default, you can start the Vega.jar and VegaDisplay.jar apps with a double-click.</text:p>
      <text:p text:style-name="P8">Otherwise, open a terminal window and launch the apps from there:</text:p>
      <text:p text:style-name="P9">java -jar Vega.jar</text:p>
      <text:p text:style-name="P9">java -jar VageDisplay.jar</text:p>
      <text:p text:style-name="P10">You always have to start the VEGA Server from a terminal window:</text:p>
      <text:p text:style-name="P9">java -jar VegaServer.jar</text:p>
      <text:p text:style-name="P8">If there is a new VEGA build, simply replace the three jar files mentioned.</text:p>
      <text:p text:style-name="Standard">If you use a screen with a high resolution and a screen scaling other than 100% under Windows 10/11, dialog boxes may be distorted and not readable. If so, try the following steps:</text:p>
      <text:list xml:id="list6024103488507656136" text:style-name="L8">
        <text:list-item>
          <text:p text:style-name="P32"><text:soft-page-break/>Open Windows Explorer and look for the "javaw.exe" file. You can find this in the "bin" subfolder in the installation directory of your Java JDK/JRE.</text:p>
        </text:list-item>
        <text:list-item>
          <text:p text:style-name="P32">Right-click on the "javaw.exe" file and select "Properties".</text:p>
        </text:list-item>
        <text:list-item>
          <text:p text:style-name="P32">In the "Compatibility" tab, change the settings for high DPI settings as follows:</text:p>
          <text:p text:style-name="P31"><draw:frame draw:style-name="fr4" draw:name="Grafik8" text:anchor-type="as-char" svg:width="15.642cm" svg:height="10.179cm" draw:z-index="1"><draw:image xlink:href="Pictures/1000020100000330000002137E8D83EF.png" xlink:type="simple" xlink:show="embed" xlink:actuate="onLoad"/></draw:frame></text:p>
        </text:list-item>
      </text:list>
      <text:h text:style-name="P38" text:outline-level="1">The VEGA Web server</text:h>
      <text:p text:style-name="P8">When you're away from the computer in a Hot Seat game, you can use the built-in web server to view the playing field on another device on the same network, such as a smartphone or tablet computer. You can also call up the physical inventory with the status at the beginning of the year, i.e. before the move was entered.</text:p>
      <text:p text:style-name="P8">Navigate to "Web server" in the menu bar. Enter the URL of the web server there. This is usually the IP address of the PC running the current local game. Also define a port.</text:p>
      <text:p text:style-name="P8">As soon as you activate the web server, a URL and a QR code will appear. With a smartphone camera, you can capture this QR code and open the URL. You can choose whether you want to see the user manual, the board, the distance matrix or your inventory. Please select only your own inventory and not those of the other players.</text:p>
      <text:p text:style-name="P8">At the beginning of each year, the web server creates new content that you can call up using the browser's "Reload page" button.</text:p>
      <text:p text:style-name="P8">It should be noted that the VEGA web server only offers unprotected access, i.e. without authentication or encryption. You must skip any warnings from your browser. For the same reason, you should not make the web server accessible from outside your home network.</text:p>
      <text:h text:style-name="P38" text:outline-level="1"><text:soft-page-break/>VEGA Display</text:h>
      <text:p text:style-name="P8">VEGA Display offers the possibility of displaying the screen contents of VEGA on several computers at the same time. The keyboard entries between VEGA and the other computers are also synchronized. To do this, start the VEGA Display app (VegaDisplay.jar) on another computer and connect it to VEGA (Vega.jar).</text:p>
      <text:p text:style-name="P8">The only screen contents that are not transmitted to VEGA Display are the dialog boxes that can be reached via the menu list, such as the dialog for starting a new game or the file selection boxes. In these cases you will see the message "Input disabled" in the VEGA Display.</text:p>
      <text:p text:style-name="P8">PDF documents such as this game manual, a player's inventory or the distance matrix only open on the screen (VEGA or VEGA Display) on which the user requested them.</text:p>
      <text:p text:style-name="P8">VEGA and VEGA Display can run with different language settings. All game participants see the same content, but in their own language - currently German or English.</text:p>
      <text:p text:style-name="P8">To activate the VEGA Display server, select the menu item "Settings &gt; VEGA Display server" in VEGA. First decide whether the VEGA Displays are allowed to follow the move inputs or are passive during it, like the additional VEGA output window.</text:p>
      <text:p text:style-name="P8">Now check whether the IP address under which the server can be reached is in the "Server IP address" field. Especially under Linux it can happen that your own IP address cannot be determined. If you see the IP address "127.0.0.1" or some other wrong address, you have to find out the IP address yourself (e.g. under Linux with the console command "hostname -I") and enter it in the text field. Finally, activate the VEGA Display server.</text:p>
      <text:p text:style-name="P8">When VEGA Display (VegaDisplay.jar) is started, the "Connection settings" dialog opens automatically. The "My IP address" field must contain the IP address of the VEGA Display computer. If this is not the case, you will have to find out the address yourself and enter it in the text field.</text:p>
      <text:p text:style-name="P8">In the "Server IP address" field, enter the IP address of the VEGA Display server. You can find the four-digit security code on the VEGA Display server. The VEGA Display computers can also be given a name so that the admin can better identify which computers are currently logged on to the server. By clicking on "Connect" the VEGA Displays connect to the server.</text:p>
      <text:p text:style-name="P8">VEGA uses the Java technology "Remote Method Invocation" (RMI) for communication between VEGA and VEGA Display. This assumes that the server and VEGA Display computer can be reached via ports 1098 and 1099. In one and the same network, this is usually not a problem. If, on the other hand, there is a firewall between the server and the VEGA Display computers, the ports in the firewall must be opened explicitly. For security reasons, you should think twice about this. Alternatively, you can give other computers access to your network via VPN.</text:p>
      <text:p text:style-name="P8">In any case, you need a fast network for screen sharing. Otherwise, the animated evaluations on the VEGA Display computers can become jerky and entering the moves can become sluggish.</text:p>
      <text:h text:style-name="P38" text:outline-level="1"><text:soft-page-break/>VEGA Server</text:h>
      <text:h text:style-name="P36" text:outline-level="2">Functionality</text:h>
      <text:p text:style-name="P8">A VEGA server hosts games and evaluates them. The players sit at their own computers and can start new games, take part in ongoing games and enter their moves at any time and without being observed.</text:p>
      <text:p text:style-name="P8">Hardware requirements and set-up efforts for the VEGA Server are minimal. The idea is that a server is operated for a manageable group of users who know each other.</text:p>
      <text:p text:style-name="P8">The VEGA server is purely passive. All actions emanate from the users. If there is a new evaluation, the server sends push notifications to the users. In addition, users can send direct messages to each other via the server.</text:p>
      <text:p text:style-name="P8">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complete a game early or delete it from the server.</text:p>
      <text:h text:style-name="P37" text:outline-level="2">Setting up a VEGA Server</text:h>
      <text:p text:style-name="P8">A VEGA server does not place high demands on the hardware. A mini computer of the type "Raspberry Pi 2 Model B" from 2012 is absolutely sufficient. Like Vega.jar and VegaDisplay.jar, the VEGA Server requires the Java Runtime Environment 8 (or newer). Copy the "VegaServer.jar" file to a directory of your choice. Start the server in a terminal window with the command</text:p>
      <text:p text:style-name="P9">java -jar VegaServer.jar</text:p>
      <text:p text:style-name="P8">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ple via dynamic DNS. You also provide an e-mail address at which you can contact the user.</text:p>
      <text:h text:style-name="P36" text:outline-level="2">Administrate a VEGA Server</text:h>
      <text:p text:style-name="P8">As an admin, use the Vega.jar program for server administration. There you click on "Settings &gt; Administrate the VEGA server (administrator)" in the menu. The first time you need to provide administrator credentials. You can find them on the VEGA server computer. In the directory in which VegaServer.jar is located, the VEGA Server created a subdirectory called "ServerData" when it was first started. Go to this directory and copy the "_ADMIN_[ServerUrl]_[ServerPort]" file to the machine where you are running Vega.jar. In the "Administrate the VEGA server" dialog, select this file in the "Admin credentials" tab. Then press "Connection test".</text:p>
      <text:p text:style-name="P8">The "Server status" tab provides information about the server. You can shut down the server here; however, you must restart it on the server computer. You can also download the server log here and change the level of detail ("log level") of the server log.</text:p>
      <text:h text:style-name="P36" text:outline-level="2"><text:soft-page-break/>Create users</text:h>
      <text:p text:style-name="P8">As the admin of a VEGA Server, you create new users. To do this, agree on a user ID with the candidate user. The same rules apply to the user ID as to the player names in a local game, i.e. between three and ten characters long and only the characters a-z, A-Z and 0-9.</text:p>
      <text:p text:style-name="P8">In addition, ask the future user for his e-mail address and arrange an activation password with him.</text:p>
      <text:p text:style-name="P8">As an admin, navigate in the Vega.jar app to the menu list to "Settings &gt; Administrate the VEGA server (administrator) &gt; Users". There you click the button "Create new user" and enter the data of the new user. Then select "Send changes to server". In order to activate his access, the new user needs the activation data, which you can send to him by e-mail or text file. You can also copy the activation data to the clipboard and paste it into a messenger service, for example.</text:p>
      <text:p text:style-name="P8">To decrypt the activation data, the user must enter the activation password. He then selects a storage location for the file with the credentials. If the user finally activates the server connection, he can start playing.</text:p>
      <text:p text:style-name="P8">The activation of a user is required because the mutual authentication of VEGA server and players is performed by the means of certificates and the data exchange is encrypted. By activating a user, the server and user exchange their public certificate keys. It is therefore not possible for the admin to activate a user himself, since only the players are in possession of their private keys.</text:p>
      <text:h text:style-name="P36" text:outline-level="2">Change users</text:h>
      <text:p text:style-name="P8">One of your users has a new e-mail address or a new name? No problem: Navigate in the menu list to "Settings &gt; Administrate the VEGA server (administrator) &gt; Users" and select the user from the user list. You can then change his name and e-mail address, but not his user ID.</text:p>
      <text:p text:style-name="P8">Should a user ever lose his local file with the user credentials, select the checkbox "Renew credentials". A new certificate key pair is then created for the user. The user must then be reactivated.</text:p>
      <text:h text:style-name="P36" text:outline-level="2">Delete users</text:h>
      <text:p text:style-name="P8">If you want to remove a user from the server, you can also do this in the menu list under the navigation path "Settings &gt; Administrate the VEGA server (administrator) &gt; Users".</text:p>
      <text:p text:style-name="P8">The user will be removed from all games and replaced with a player "_DELETED_". If the user is still participating in ongoing games, all of their turns will be erased and replaced with a single "capitulate" move.</text:p>
      <text:h text:style-name="P36" text:outline-level="2">Hints for the server admin</text:h>
      <text:p text:style-name="P8">As a server admin, you only take care of the technical aspects of server operation. The users themselves are responsible for the games. Use the options of the server administration dialog to view the log from time to time, to check the status of the server and to manage users.</text:p>
      <text:p text:style-name="P8">Perhaps you have already noticed that the VEGA Server stores its user and game data in subdirectories of the "ServerData" directory. Direct messages to users who are currently not connected are cached in a subdirectory called "Notifica<text:soft-page-break/>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accredentials will be lost. The next time it is started, the VEGA Server sets up the missing subdirectories again, but of course without their previous contents.</text:p>
      <text:h text:style-name="P36" text:outline-level="2">Initiating and playing server-based games</text:h>
      <text:p text:style-name="P8">As a user, set up your access to the server in the menu list under "Settings &gt; VEGA server credentials (player)". Please refer to the e-mail you received from the server admin for detailed instructions.</text:p>
      <text:p text:style-name="P8">As soon as you have successfully connected to the server, you can initiate new games under the menu item "Games on the VEGA Server" or take part in games to which you have been invited by other users.</text:p>
      <text:p text:style-name="P8">The initiator of a game is the game host. He is always the first player in the player list. Only the game host can end a game early or delete it from the server.</text:p>
      <text:p text:style-name="P8">Always pay attention to the symbols in the status bar at the bottom left of the window. There you can see whether the connection to the VEGA server is active, whether other players are waiting for your move input or whether you have received a new message.</text:p>
      <text:p text:style-name="P8">You can send messages to one or more users. If a user is currently not connected to the server, the messages are stored on the server until the user connects again. Once messages have been downloaded from the server, they will be lost when you close VEGA.</text:p>
      <text:h text:style-name="P38" text:outline-level="1">VEGA history</text:h>
      <text:p text:style-name="P8">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8">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1">http://www.galcon.com/classic/history.html</text:span></text:a></text:p>
      <text:p text:style-name="P3">And this is what VEGA looked like in its childhood days:</text:p>
      <text:p text:style-name="P15"><draw:frame draw:style-name="fr2" draw:name="Grafik3" text:anchor-type="paragraph" svg:width="14.034cm" svg:height="8.931cm" draw:z-index="9"><draw:image xlink:href="Pictures/10000201000005180000033E252E1539.png" xlink:type="simple" xlink:show="embed" xlink:actuate="onLoad"/></draw:frame><text:soft-page-break/>VEGA on an Atari ST, developed from 1989 to 1992 with GFA-BASIC. Did you notice that it's the same game as in the screenshots above? You can find it in today's VEGA as "Demo Game 1"</text:p>
      <text:p text:style-name="P15"><draw:frame draw:style-name="fr2" draw:name="Grafik5" text:anchor-type="paragraph" svg:width="14.231cm" svg:height="10.652cm" draw:z-index="6"><draw:image xlink:href="Pictures/1000020100000500000003BE557FD67C.png" xlink:type="simple" xlink:show="embed" xlink:actuate="onLoad"/></draw:frame>The same "Demo-Spiel 1" on VEGA under Windows 3.1 (1992-2003), developed with GFA-BASIC for Windows.</text:p>
      <text:h text:style-name="P38" text:outline-level="1"><text:soft-page-break/>Final words</text:h>
      <text:p text:style-name="P3">VEGA is a hobby for me to try out programming techniques in my free time and to get a taste of software lifecycle management. I'm realistic enough not to believe in VEGA's rise to the top 10 of the major gaming rankings. For me, VEGA is 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3">Have fun playing!</text:p>
      <text:p text:style-name="P3">Micha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etBrainsMono" svg:font-family="JetBrainsMono"/>
    <style:font-face style:name="OpenSymbol" svg:font-family="OpenSymbol"/>
    <style:font-face style:name="Dotrice" svg:font-family="Dotrice" style:font-adornments="Standard" style:font-pitch="variable"/>
    <style:font-face style:name="JetBrains Mono1" svg:font-family="'JetBrains Mono'" style:font-adornments="Fett" style:font-pitch="variable"/>
    <style:font-face style:name="JetBrains Mono" svg:font-family="'JetBrains Mono'" style:font-adornments="Standard"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fo:text-align="justify" style:justify-single-word="false" fo:orphans="2" fo:widows="2" fo:hyphenation-ladder-count="no-limit" style:page-number="auto"/>
      <style:text-properties style:font-name="JetBrains Mono" fo:font-size="10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JetBrains Mono" fo:font-size="10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3cm" fo:margin-bottom="0.3cm" style:page-number="auto"/>
      <style:text-properties style:font-name="JetBrains Mono1"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style>
    <style:style style:name="Contents_20_Heading" style:display-name="Contents Heading" style:family="paragraph" style:parent-style-name="Heading" style:class="index">
      <style:paragraph-properties fo:margin-left="0cm" fo:margin-right="0cm" fo:margin-top="0cm" fo:margin-bottom="0.3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style:num-format="">
        <style:list-level-properties text:list-level-position-and-space-mode="label-alignment" fo:text-align="end">
          <style:list-level-label-alignment text:label-followed-by="space" fo:text-indent="-1.524cm" fo:margin-left="1.524cm"/>
        </style:list-level-properties>
      </text:outline-level-style>
      <text:outline-level-style text:level="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20</text:page-number> of <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Schweitzer</meta:initial-creator>
    <meta:creation-date>2019-05-30T08:47:10</meta:creation-date>
    <dc:date>2023-09-24T15:06:46</dc:date>
    <dc:creator>Michael Schweitzer</dc:creator>
    <meta:editing-duration>P18DT2H23M20S</meta:editing-duration>
    <meta:editing-cycles>1614</meta:editing-cycles>
    <meta:generator>OpenOffice/4.1.14$Unix OpenOffice.org_project/4114m1$Build-9811</meta:generator>
    <meta:document-statistic meta:table-count="3" meta:image-count="14" meta:object-count="0" meta:page-count="22" meta:paragraph-count="389" meta:word-count="7777" meta:character-count="45195"/>
  </office:meta>
</office:document-meta>
</file>